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5in" fo:margin-left="0in" fo:margin-top="0in" fo:margin-bottom="0in" table:align="left"/>
    </style:style>
    <style:style style:name="Table4.A" style:family="table-column">
      <style:table-column-properties style:column-width="6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5in" fo:margin-left="0in" fo:margin-top="0in" fo:margin-bottom="0in" table:align="left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5in" fo:margin-left="0in" fo:margin-top="0in" fo:margin-bottom="0in" table:align="left"/>
    </style:style>
    <style:style style:name="Table6.A" style:family="table-column">
      <style:table-column-properties style:column-width="6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5in" fo:margin-left="0in" fo:margin-top="0in" fo:margin-bottom="0in" table:align="left"/>
    </style:style>
    <style:style style:name="Table7.A" style:family="table-column">
      <style:table-column-properties style:column-width="6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5in" fo:margin-left="0in" fo:margin-top="0in" fo:margin-bottom="0in" table:align="left"/>
    </style:style>
    <style:style style:name="Table8.A" style:family="table-column">
      <style:table-column-properties style:column-width="6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6.5in" fo:margin-left="0in" fo:margin-top="0in" fo:margin-bottom="0in" table:align="left"/>
    </style:style>
    <style:style style:name="Table9.A" style:family="table-column">
      <style:table-column-properties style:column-width="6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6.5in" fo:margin-left="0in" fo:margin-top="0in" fo:margin-bottom="0in" table:align="left"/>
    </style:style>
    <style:style style:name="Table10.A" style:family="table-column">
      <style:table-column-properties style:column-width="6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0pt" style:font-size-asian="10pt" style:font-size-complex="10pt"/>
    </style:style>
    <style:style style:name="P8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36mxxhq6ysl8"/><text:span text:style-name="T1">Experiment 1: A submission template</text:span></text:p>
      <text:p text:style-name="P2"/>
      <text:p text:style-name="P4"><text:span text:style-name="T2">X.Y. Z Roll Number 0000000000</text:span></text:p>
      <text:p text:style-name="P4"><text:span text:style-name="T2">EE-214, WEL, IIT Bombay</text:span></text:p>
      <text:p text:style-name="P4"><text:span text:style-name="T2">January 27, 2021</text:span></text:p>
      <text:p text:style-name="P3"/>
      <text:p text:style-name="Heading_20_2"><text:bookmark text:name="_ibeb6f0gtd6"/><text:span text:style-name="T3">Overview of the experiment: 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text:span text:style-name="T2">In two to three paragraphs, summarize</text:span></text:p>
            <text:p text:style-name="P7"/>
            <text:p text:style-name="P6"><text:span text:style-name="T2">• The purpose of the experiment.</text:span></text:p>
            <text:p text:style-name="P6"><text:span text:style-name="T2">• What you did to perform the experiment.</text:span></text:p>
            <text:p text:style-name="P6"><text:span text:style-name="T2">• Organization of your report and a summary of the data you will be presenting.</text:span></text:p>
          </table:table-cell>
        </table:table-row>
      </table:table>
      <text:p text:style-name="Heading_20_2"><text:bookmark text:name="_ka6khbqw0bhl"/><text:span text:style-name="T3">Approach to the experiment: 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<text:span text:style-name="T2">Describe the approach you have used to complete the assignment. You must draw a schematic/block diagram of the design (hand-drawn/software).</text:span></text:p>
          </table:table-cell>
        </table:table-row>
      </table:table>
      <text:p text:style-name="Heading_20_2"><text:bookmark text:name="_i1apus7ox8ko"/><text:span text:style-name="T3">Design document and VHDL code if relevant: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<text:span text:style-name="T2">You should give a brief description of whatever designs you have constructed and a sketch (architecture of main logic) of the code you have written as part of the experiment.</text:span></text:p>
          </table:table-cell>
        </table:table-row>
      </table:table>
      <text:p text:style-name="Heading_20_2"><text:bookmark text:name="_xnlm785qecen"/><text:span text:style-name="T3">RTL View: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"><text:span text:style-name="T2">Attach screen-shot of the RTL view generated by Quartus.</text:span></text:p>
          </table:table-cell>
        </table:table-row>
      </table:table>
      <text:p text:style-name="Heading_20_2"><text:bookmark text:name="_q1wljw6jxip1"/><text:span text:style-name="T3">DUT Input/Output Format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><text:span text:style-name="T2">Mention the format (LSB/MSB of input and output) and few test cases from trace-file.</text:span></text:p>
          </table:table-cell>
        </table:table-row>
      </table:table>
      <text:p text:style-name="Heading_20_2"><text:bookmark text:name="_ybofrkakutry"/><text:span text:style-name="T3">RTL Simulation: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<text:span text:style-name="T2">Attach the clearly visible screen-shot of RTL simulation waveforms.</text:span></text:p>
          </table:table-cell>
        </table:table-row>
      </table:table>
      <text:p text:style-name="Heading_20_2"><text:bookmark text:name="_8u4ivgp165yc"/><text:span text:style-name="T3">Gate-level Simulation: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5"><text:span text:style-name="T2">Attach the clearly visible screen-shot of Gate-level Simulation.</text:span></text:p>
          </table:table-cell>
        </table:table-row>
      </table:table>
      <text:p text:style-name="Heading_20_2"><text:bookmark text:name="_y2tal2ta4hv2"/><text:span text:style-name="T3">Krypton board</text:span><text:span text:style-name="T4">*</text:span><text:span text:style-name="T3">: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Standard"><text:span text:style-name="T2">Map the logic circuit to the Krypton board and attach the images of the pin assignment and output observed on the board (switches/LEDs).</text:span></text:p>
          </table:table-cell>
        </table:table-row>
      </table:table>
      <text:p text:style-name="Heading_20_2"><text:bookmark text:name="_87byqcrx0v0k"/><text:span text:style-name="T3">Observations</text:span><text:span text:style-name="T4">*</text:span><text:span text:style-name="T3">: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Standard"><text:span text:style-name="T2">You must summarize your observations, either in words, using figures and/or tables.</text:span></text:p>
          </table:table-cell>
        </table:table-row>
      </table:table>
      <text:p text:style-name="Heading_20_2"><text:bookmark text:name="_lmvcq8kb8409"/><text:span text:style-name="T3">References: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Standard"><text:span text:style-name="T2">You may include the references if any.</text:span></text:p>
          </table:table-cell>
        </table:table-row>
      </table:table>
      <text:p text:style-name="P1"/>
      <text:p text:style-name="P1"/>
      <text:p text:style-name="P1"/>
      <text:p text:style-name="Standard"><text:span text:style-name="T2">* To be submitted after the tutorial on ”Using Krypt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image-count="0" meta:object-count="0" meta:page-count="1" meta:paragraph-count="28" meta:word-count="222" meta:character-count="1398" meta:non-whitespace-character-count="1201"/>
    <meta:generator>LibreOfficeDev/6.0.5.2$Linux_X86_64 LibreOffice_project/</meta:generator>
  </office:meta>
</office:document-meta>
</file>